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18, 2022 (04:18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on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the previous line, and now add this:</text:p>
      <text:p text:style-name="P4">myArray[5] = 12;</text:p>
      <text:p text:style-name="First_20_paragraph">try to compile and execute the program again.</text:p>
      <text:p text:style-name="Text_20_body">Remove th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the value stored at index 4. What is that value? Why?</text:p>
        </text:list-item>
        <text:list-item>
          <text:p text:style-name="P9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18T21:18:16Z</meta:creation-date>
    <dc:date>2022-02-18T21:18:16Z</dc:date>
    <meta:user-defined meta:name="date" meta:value-type="string">February  18, 2022 (04:18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